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055in"/>
    </style:style>
    <style:style style:name="co2" style:family="table-column">
      <style:table-column-properties fo:break-before="auto" style:column-width="3.4091in"/>
    </style:style>
    <style:style style:name="co3" style:family="table-column">
      <style:table-column-properties fo:break-before="auto" style:column-width="2.361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234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Hoja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>
            <text:p>Categoria</text:p>
          </table:table-cell>
          <table:table-cell table:style-name="ce1" office:value-type="string">
            <text:p>Indicador</text:p>
          </table:table-cell>
          <table:table-cell table:style-name="ce1" office:value-type="string">
            <text:p>Campo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table:number-columns-spanned="1" table:number-rows-spanned="4">
            <text:p>Alcance geográfico</text:p>
          </table:table-cell>
          <table:table-cell office:value-type="string">
            <text:p>Código de Provincia</text:p>
          </table:table-cell>
          <table:table-cell office:value-type="string">
            <text:p>provinciad</text:p>
          </table:table-cell>
        </table:table-row>
        <table:table-row table:style-name="ro2">
          <table:covered-table-cell/>
          <table:table-cell office:value-type="string">
            <text:p>Nombre de Provincia</text:p>
          </table:table-cell>
          <table:table-cell office:value-type="string">
            <text:p>provincia</text:p>
          </table:table-cell>
        </table:table-row>
        <table:table-row table:style-name="ro2">
          <table:covered-table-cell/>
          <table:table-cell office:value-type="string">
            <text:p>Código de Departamento</text:p>
          </table:table-cell>
          <table:table-cell office:value-type="string">
            <text:p>departamentoId</text:p>
          </table:table-cell>
        </table:table-row>
        <table:table-row table:style-name="ro2">
          <table:covered-table-cell/>
          <table:table-cell office:value-type="string">
            <text:p>Nombre del Departamento</text:p>
          </table:table-cell>
          <table:table-cell office:value-type="string">
            <text:p>departamento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table:number-columns-spanned="1" table:number-rows-spanned="10">
            <text:p>Tipo de vivienda</text:p>
          </table:table-cell>
          <table:table-cell office:value-type="string">
            <text:p>Casa</text:p>
          </table:table-cell>
          <table:table-cell office:value-type="string">
            <text:p>tipo_casa</text:p>
          </table:table-cell>
        </table:table-row>
        <table:table-row table:style-name="ro2">
          <table:covered-table-cell/>
          <table:table-cell office:value-type="string">
            <text:p>Rancho</text:p>
          </table:table-cell>
          <table:table-cell office:value-type="string">
            <text:p>tipo_rancho</text:p>
          </table:table-cell>
        </table:table-row>
        <table:table-row table:style-name="ro2">
          <table:covered-table-cell/>
          <table:table-cell office:value-type="string">
            <text:p>Casilla</text:p>
          </table:table-cell>
          <table:table-cell office:value-type="string">
            <text:p>tipo_casilla</text:p>
          </table:table-cell>
        </table:table-row>
        <table:table-row table:style-name="ro2">
          <table:covered-table-cell/>
          <table:table-cell office:value-type="string">
            <text:p>Departamento</text:p>
          </table:table-cell>
          <table:table-cell office:value-type="string">
            <text:p>tipo_departamento</text:p>
          </table:table-cell>
        </table:table-row>
        <table:table-row table:style-name="ro2">
          <table:covered-table-cell/>
          <table:table-cell office:value-type="string">
            <text:p>Pieza en inquilinato</text:p>
          </table:table-cell>
          <table:table-cell office:value-type="string">
            <text:p>tipo_pieza_inquilinato</text:p>
          </table:table-cell>
        </table:table-row>
        <table:table-row table:style-name="ro2">
          <table:covered-table-cell/>
          <table:table-cell office:value-type="string">
            <text:p>Pieza en hotel familiar o pensión</text:p>
          </table:table-cell>
          <table:table-cell office:value-type="string">
            <text:p>tipo_hotel</text:p>
          </table:table-cell>
        </table:table-row>
        <table:table-row table:style-name="ro2">
          <table:covered-table-cell/>
          <table:table-cell office:value-type="string">
            <text:p>Local no construido para habitación</text:p>
          </table:table-cell>
          <table:table-cell office:value-type="string">
            <text:p>tipo_local</text:p>
          </table:table-cell>
        </table:table-row>
        <table:table-row table:style-name="ro2">
          <table:covered-table-cell/>
          <table:table-cell office:value-type="string">
            <text:p>Vivienda móvil</text:p>
          </table:table-cell>
          <table:table-cell office:value-type="string">
            <text:p>tipo_movil</text:p>
          </table:table-cell>
        </table:table-row>
        <table:table-row table:style-name="ro2">
          <table:covered-table-cell/>
          <table:table-cell office:value-type="string">
            <text:p>Persona/s viviendo en la calle</text:p>
          </table:table-cell>
          <table:table-cell office:value-type="string">
            <text:p>tipo_calle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tipo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table:number-columns-spanned="1" table:number-rows-spanned="8">
            <text:p>Tipo de ocupación de la vivienda</text:p>
          </table:table-cell>
          <table:table-cell office:value-type="string">
            <text:p>Con personas presentes</text:p>
          </table:table-cell>
          <table:table-cell office:value-type="string">
            <text:p>ocupacion_presente</text:p>
          </table:table-cell>
        </table:table-row>
        <table:table-row table:style-name="ro2">
          <table:covered-table-cell/>
          <table:table-cell office:value-type="string">
            <text:p>Con todas las personas temporalmente ausentes</text:p>
          </table:table-cell>
          <table:table-cell office:value-type="string">
            <text:p>ocupacion_temp_ausente</text:p>
          </table:table-cell>
        </table:table-row>
        <table:table-row table:style-name="ro2">
          <table:covered-table-cell/>
          <table:table-cell office:value-type="string">
            <text:p>En alquiler o venta</text:p>
          </table:table-cell>
          <table:table-cell office:value-type="string">
            <text:p>ocupacion_alquiler_venta</text:p>
          </table:table-cell>
        </table:table-row>
        <table:table-row table:style-name="ro2">
          <table:covered-table-cell/>
          <table:table-cell office:value-type="string">
            <text:p>En construcción</text:p>
          </table:table-cell>
          <table:table-cell office:value-type="string">
            <text:p>ocupacion_construccion</text:p>
          </table:table-cell>
        </table:table-row>
        <table:table-row table:style-name="ro3">
          <table:covered-table-cell/>
          <table:table-cell office:value-type="string">
            <text:p>Se usa como comercio</text:p>
            <text:p><text:s/>oficina o consultorio</text:p>
          </table:table-cell>
          <table:table-cell office:value-type="string">
            <text:p>ocupacion_comercio</text:p>
          </table:table-cell>
        </table:table-row>
        <table:table-row table:style-name="ro3">
          <table:covered-table-cell/>
          <table:table-cell office:value-type="string">
            <text:p>Se usa para vacaciones</text:p>
            <text:p><text:s/>fin de semana u otro uso temporal</text:p>
          </table:table-cell>
          <table:table-cell office:value-type="string">
            <text:p>ocupacion_temporal</text:p>
          </table:table-cell>
        </table:table-row>
        <table:table-row table:style-name="ro2">
          <table:covered-table-cell/>
          <table:table-cell office:value-type="string">
            <text:p><text:s/>Por otra razón</text:p>
          </table:table-cell>
          <table:table-cell office:value-type="string">
            <text:p>ocupacion_otra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ocupacion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table:number-columns-spanned="1" table:number-rows-spanned="11">
            <text:p>Tipo de vivienda colectiva</text:p>
          </table:table-cell>
          <table:table-cell office:value-type="string">
            <text:p>Hogar de ancianos</text:p>
          </table:table-cell>
          <table:table-cell office:value-type="string">
            <text:p>colectiva_hogar_ancianos</text:p>
          </table:table-cell>
        </table:table-row>
        <table:table-row table:style-name="ro2">
          <table:covered-table-cell/>
          <table:table-cell office:value-type="string">
            <text:p>Hogar de menores</text:p>
          </table:table-cell>
          <table:table-cell office:value-type="string">
            <text:p>colectiva_hogar_menores</text:p>
          </table:table-cell>
        </table:table-row>
        <table:table-row table:style-name="ro2">
          <table:covered-table-cell/>
          <table:table-cell office:value-type="string">
            <text:p>Colegio internado</text:p>
          </table:table-cell>
          <table:table-cell office:value-type="string">
            <text:p>colectiva_colegio_internado</text:p>
          </table:table-cell>
        </table:table-row>
        <table:table-row table:style-name="ro2">
          <table:covered-table-cell/>
          <table:table-cell office:value-type="string">
            <text:p>Campamento/obrador</text:p>
          </table:table-cell>
          <table:table-cell office:value-type="string">
            <text:p>colectiva_obrador</text:p>
          </table:table-cell>
        </table:table-row>
        <table:table-row table:style-name="ro2">
          <table:covered-table-cell/>
          <table:table-cell office:value-type="string">
            <text:p>Hospital</text:p>
          </table:table-cell>
          <table:table-cell office:value-type="string">
            <text:p>colectiva_hospital</text:p>
          </table:table-cell>
        </table:table-row>
        <table:table-row table:style-name="ro2">
          <table:covered-table-cell/>
          <table:table-cell office:value-type="string">
            <text:p>Prisión</text:p>
          </table:table-cell>
          <table:table-cell office:value-type="string">
            <text:p>colectiva_prision</text:p>
          </table:table-cell>
        </table:table-row>
        <table:table-row table:style-name="ro2">
          <table:covered-table-cell/>
          <table:table-cell office:value-type="string">
            <text:p>Cuartel</text:p>
          </table:table-cell>
          <table:table-cell office:value-type="string">
            <text:p>colectiva_cuartel</text:p>
          </table:table-cell>
        </table:table-row>
        <table:table-row table:style-name="ro2">
          <table:covered-table-cell/>
          <table:table-cell office:value-type="string">
            <text:p>Hogar de religiosos</text:p>
          </table:table-cell>
          <table:table-cell office:value-type="string">
            <text:p>colectiva_hogar_religioso</text:p>
          </table:table-cell>
        </table:table-row>
        <table:table-row table:style-name="ro2">
          <table:covered-table-cell/>
          <table:table-cell office:value-type="string">
            <text:p>Hotel turístico</text:p>
          </table:table-cell>
          <table:table-cell office:value-type="string">
            <text:p>colectiva_hotel</text:p>
          </table:table-cell>
        </table:table-row>
        <table:table-row table:style-name="ro2">
          <table:covered-table-cell/>
          <table:table-cell office:value-type="string">
            <text:p>Otros</text:p>
          </table:table-cell>
          <table:table-cell office:value-type="string">
            <text:p>colectiva_otros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colectiva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table:number-columns-spanned="1" table:number-rows-spanned="4">
            <text:p>Area urbano - rural</text:p>
          </table:table-cell>
          <table:table-cell office:value-type="string">
            <text:p>Urbano</text:p>
          </table:table-cell>
          <table:table-cell office:value-type="string">
            <text:p>area_urbano</text:p>
          </table:table-cell>
        </table:table-row>
        <table:table-row table:style-name="ro2">
          <table:covered-table-cell/>
          <table:table-cell office:value-type="string">
            <text:p>Rural agrupado</text:p>
          </table:table-cell>
          <table:table-cell office:value-type="string">
            <text:p>area_rural_agrupado</text:p>
          </table:table-cell>
        </table:table-row>
        <table:table-row table:style-name="ro2">
          <table:covered-table-cell/>
          <table:table-cell office:value-type="string">
            <text:p>Rural disperso</text:p>
          </table:table-cell>
          <table:table-cell office:value-type="string">
            <text:p>area_rural_disperso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area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table:number-columns-spanned="1" table:number-rows-spanned="5">
            <text:p>Material predominante de los pisos</text:p>
          </table:table-cell>
          <table:table-cell office:value-type="string">
            <text:p>Cerámica, baldosa, mosaico, mármol, madera o alfombrado</text:p>
          </table:table-cell>
          <table:table-cell office:value-type="string">
            <text:p>material_piso_ceramica</text:p>
          </table:table-cell>
        </table:table-row>
        <table:table-row table:style-name="ro2">
          <table:covered-table-cell/>
          <table:table-cell office:value-type="string">
            <text:p>Cemento o ladrillo fijo</text:p>
          </table:table-cell>
          <table:table-cell office:value-type="string">
            <text:p>material_piso_ladrillo</text:p>
          </table:table-cell>
        </table:table-row>
        <table:table-row table:style-name="ro2">
          <table:covered-table-cell/>
          <table:table-cell office:value-type="string">
            <text:p>Tierra o ladrillo fijo</text:p>
          </table:table-cell>
          <table:table-cell office:value-type="string">
            <text:p>material_piso_tierra</text:p>
          </table:table-cell>
        </table:table-row>
        <table:table-row table:style-name="ro2">
          <table:covered-table-cell/>
          <table:table-cell office:value-type="string">
            <text:p>Otro</text:p>
          </table:table-cell>
          <table:table-cell office:value-type="string">
            <text:p>material_piso_otro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material_piso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table:number-columns-spanned="1" table:number-rows-spanned="9">
            <text:p>Material predominante de la cubierta exterior del techo</text:p>
          </table:table-cell>
          <table:table-cell office:value-type="string">
            <text:p>Cubierta asfáltica o membrana</text:p>
          </table:table-cell>
          <table:table-cell office:value-type="string">
            <text:p>material_ext_membrana</text:p>
          </table:table-cell>
        </table:table-row>
        <table:table-row table:style-name="ro2">
          <table:covered-table-cell/>
          <table:table-cell office:value-type="string">
            <text:p>Baldosa o losa (sin cubierta)</text:p>
          </table:table-cell>
          <table:table-cell office:value-type="string">
            <text:p>material_ext_baldosa</text:p>
          </table:table-cell>
        </table:table-row>
        <table:table-row table:style-name="ro2">
          <table:covered-table-cell/>
          <table:table-cell office:value-type="string">
            <text:p>Pizarra o teja</text:p>
          </table:table-cell>
          <table:table-cell office:value-type="string">
            <text:p>material_ext_teja</text:p>
          </table:table-cell>
        </table:table-row>
        <table:table-row table:style-name="ro2">
          <table:covered-table-cell/>
          <table:table-cell office:value-type="string">
            <text:p>Chapa de metal (sin cubierta)</text:p>
          </table:table-cell>
          <table:table-cell office:value-type="string">
            <text:p>material_ext_metal</text:p>
          </table:table-cell>
        </table:table-row>
        <table:table-row table:style-name="ro2">
          <table:covered-table-cell/>
          <table:table-cell office:value-type="string">
            <text:p>Chapa fibrocemento o plástico</text:p>
          </table:table-cell>
          <table:table-cell office:value-type="string">
            <text:p>material_ext_plastico</text:p>
          </table:table-cell>
        </table:table-row>
        <table:table-row table:style-name="ro2">
          <table:covered-table-cell/>
          <table:table-cell office:value-type="string">
            <text:p>Chapa de cartón</text:p>
          </table:table-cell>
          <table:table-cell office:value-type="string">
            <text:p>material_ext_carton</text:p>
          </table:table-cell>
        </table:table-row>
        <table:table-row table:style-name="ro2">
          <table:covered-table-cell/>
          <table:table-cell office:value-type="string">
            <text:p>Caña, palma, tabla o paja con o sin barro</text:p>
          </table:table-cell>
          <table:table-cell office:value-type="string">
            <text:p>material_ext_tabla</text:p>
          </table:table-cell>
        </table:table-row>
        <table:table-row table:style-name="ro2">
          <table:covered-table-cell/>
          <table:table-cell office:value-type="string">
            <text:p>Otro</text:p>
          </table:table-cell>
          <table:table-cell office:value-type="string">
            <text:p>material_ext_otro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material_ext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table:number-columns-spanned="1" table:number-rows-spanned="3">
            <text:p>Revestimiento del Cielrraso</text:p>
          </table:table-cell>
          <table:table-cell office:value-type="string">
            <text:p>Sí</text:p>
          </table:table-cell>
          <table:table-cell office:value-type="string">
            <text:p>revestimiento_si</text:p>
          </table:table-cell>
        </table:table-row>
        <table:table-row table:style-name="ro2">
          <table:covered-table-cell/>
          <table:table-cell office:value-type="string">
            <text:p>No</text:p>
          </table:table-cell>
          <table:table-cell office:value-type="string">
            <text:p>revestimiento_no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revestimiento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table:number-columns-spanned="1" table:number-rows-spanned="4">
            <text:p>Tenencia de agua</text:p>
          </table:table-cell>
          <table:table-cell office:value-type="string">
            <text:p>Por cañeria dentro de la vivienda</text:p>
          </table:table-cell>
          <table:table-cell office:value-type="string">
            <text:p>agua_dentro_vivienda</text:p>
          </table:table-cell>
        </table:table-row>
        <table:table-row table:style-name="ro2">
          <table:covered-table-cell/>
          <table:table-cell office:value-type="string">
            <text:p>Fuera de la vivienda pero dentro del terreno</text:p>
          </table:table-cell>
          <table:table-cell office:value-type="string">
            <text:p>agua_dentro_terreno</text:p>
          </table:table-cell>
        </table:table-row>
        <table:table-row table:style-name="ro2">
          <table:covered-table-cell/>
          <table:table-cell office:value-type="string">
            <text:p>Fuera del terreno</text:p>
          </table:table-cell>
          <table:table-cell office:value-type="string">
            <text:p>agua_fuera_terreno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agua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table:number-columns-spanned="1" table:number-rows-spanned="7">
            <text:p>Procedencia del agua para beber y cocinar</text:p>
          </table:table-cell>
          <table:table-cell office:value-type="string">
            <text:p>Red pública</text:p>
          </table:table-cell>
          <table:table-cell office:value-type="string">
            <text:p>agua_beber_red</text:p>
          </table:table-cell>
        </table:table-row>
        <table:table-row table:style-name="ro2">
          <table:covered-table-cell/>
          <table:table-cell office:value-type="string">
            <text:p>Perforación con bomba a motor</text:p>
          </table:table-cell>
          <table:table-cell office:value-type="string">
            <text:p>agua_beber_bomba_motor</text:p>
          </table:table-cell>
        </table:table-row>
        <table:table-row table:style-name="ro2">
          <table:covered-table-cell/>
          <table:table-cell office:value-type="string">
            <text:p>Perforación con bomba manual</text:p>
          </table:table-cell>
          <table:table-cell office:value-type="string">
            <text:p>agua_beber_bomba_manual</text:p>
          </table:table-cell>
        </table:table-row>
        <table:table-row table:style-name="ro2">
          <table:covered-table-cell/>
          <table:table-cell office:value-type="string">
            <text:p>Pozo</text:p>
          </table:table-cell>
          <table:table-cell office:value-type="string">
            <text:p>agua_beber_pozo</text:p>
          </table:table-cell>
        </table:table-row>
        <table:table-row table:style-name="ro2">
          <table:covered-table-cell/>
          <table:table-cell office:value-type="string">
            <text:p>Transporte por cisterna</text:p>
          </table:table-cell>
          <table:table-cell office:value-type="string">
            <text:p>agua_beber_cisterna</text:p>
          </table:table-cell>
        </table:table-row>
        <table:table-row table:style-name="ro2">
          <table:covered-table-cell/>
          <table:table-cell office:value-type="string">
            <text:p>Agua de lluvia, río, canal, arroyo o acequia</text:p>
          </table:table-cell>
          <table:table-cell office:value-type="string">
            <text:p>agua_beber_rio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agua_beber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table:number-columns-spanned="1" table:number-rows-spanned="3">
            <text:p>Tiene baño o letrina</text:p>
          </table:table-cell>
          <table:table-cell office:value-type="string">
            <text:p>Sí</text:p>
          </table:table-cell>
          <table:table-cell office:value-type="string">
            <text:p>letrina_si</text:p>
          </table:table-cell>
        </table:table-row>
        <table:table-row table:style-name="ro2">
          <table:covered-table-cell/>
          <table:table-cell office:value-type="string">
            <text:p>No</text:p>
          </table:table-cell>
          <table:table-cell office:value-type="string">
            <text:p>letrina_no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letrina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table:number-columns-spanned="1" table:number-rows-spanned="3">
            <text:p>Tiene boton/cadena</text:p>
          </table:table-cell>
          <table:table-cell office:value-type="string">
            <text:p>Sí</text:p>
          </table:table-cell>
          <table:table-cell office:value-type="string">
            <text:p>cadena_si</text:p>
          </table:table-cell>
        </table:table-row>
        <table:table-row table:style-name="ro2">
          <table:covered-table-cell/>
          <table:table-cell office:value-type="string">
            <text:p>No</text:p>
          </table:table-cell>
          <table:table-cell office:value-type="string">
            <text:p>cadena_no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cadena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table:number-columns-spanned="1" table:number-rows-spanned="5">
            <text:p>Desagüe del inodoro</text:p>
          </table:table-cell>
          <table:table-cell office:value-type="string">
            <text:p>A red pública (cloaca)</text:p>
          </table:table-cell>
          <table:table-cell office:value-type="string">
            <text:p>inodoro_red</text:p>
          </table:table-cell>
        </table:table-row>
        <table:table-row table:style-name="ro2">
          <table:covered-table-cell/>
          <table:table-cell office:value-type="string">
            <text:p>A cámara séptica y pozo ciego</text:p>
          </table:table-cell>
          <table:table-cell office:value-type="string">
            <text:p>inodoro_camara_pozo</text:p>
          </table:table-cell>
        </table:table-row>
        <table:table-row table:style-name="ro2">
          <table:covered-table-cell/>
          <table:table-cell office:value-type="string">
            <text:p>Sólo a pozo ciego</text:p>
          </table:table-cell>
          <table:table-cell office:value-type="string">
            <text:p>inodoro_solo_pozo</text:p>
          </table:table-cell>
        </table:table-row>
        <table:table-row table:style-name="ro2">
          <table:covered-table-cell/>
          <table:table-cell office:value-type="string">
            <text:p>A hoyo, excavación en la tierra, etc.</text:p>
          </table:table-cell>
          <table:table-cell office:value-type="string">
            <text:p>inodoro_hoyo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inodoro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table:number-columns-spanned="1" table:number-rows-spanned="3">
            <text:p>Baño de uso exclusivo</text:p>
          </table:table-cell>
          <table:table-cell office:value-type="string">
            <text:p>Usado sólo por este hogar</text:p>
          </table:table-cell>
          <table:table-cell office:value-type="string">
            <text:p>banio_exclusivo</text:p>
          </table:table-cell>
        </table:table-row>
        <table:table-row table:style-name="ro2">
          <table:covered-table-cell/>
          <table:table-cell office:value-type="string">
            <text:p>Compartido con otros hogares</text:p>
          </table:table-cell>
          <table:table-cell office:value-type="string">
            <text:p>banio_compartido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banio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table:number-columns-spanned="1" table:number-rows-spanned="8">
            <text:p>Combustible utilizado para cocinar</text:p>
          </table:table-cell>
          <table:table-cell office:value-type="string">
            <text:p>Gas de red</text:p>
          </table:table-cell>
          <table:table-cell office:value-type="string">
            <text:p>cocina_gas</text:p>
          </table:table-cell>
        </table:table-row>
        <table:table-row table:style-name="ro2">
          <table:covered-table-cell/>
          <table:table-cell office:value-type="string">
            <text:p>Gas a granel (zeppelin)</text:p>
          </table:table-cell>
          <table:table-cell office:value-type="string">
            <text:p>cocina_granel</text:p>
          </table:table-cell>
        </table:table-row>
        <table:table-row table:style-name="ro2">
          <table:covered-table-cell/>
          <table:table-cell office:value-type="string">
            <text:p>Gas en tubo</text:p>
          </table:table-cell>
          <table:table-cell office:value-type="string">
            <text:p>cocina_tubo</text:p>
          </table:table-cell>
        </table:table-row>
        <table:table-row table:style-name="ro2">
          <table:covered-table-cell/>
          <table:table-cell office:value-type="string">
            <text:p>Gas en garrafa</text:p>
          </table:table-cell>
          <table:table-cell office:value-type="string">
            <text:p>cocina_garrafa</text:p>
          </table:table-cell>
        </table:table-row>
        <table:table-row table:style-name="ro2">
          <table:covered-table-cell/>
          <table:table-cell office:value-type="string">
            <text:p>Electricidad</text:p>
          </table:table-cell>
          <table:table-cell office:value-type="string">
            <text:p>cocina_electricidad</text:p>
          </table:table-cell>
        </table:table-row>
        <table:table-row table:style-name="ro2">
          <table:covered-table-cell/>
          <table:table-cell office:value-type="string">
            <text:p>Leña o carbón</text:p>
          </table:table-cell>
          <table:table-cell office:value-type="string">
            <text:p>cocina_carbon</text:p>
          </table:table-cell>
        </table:table-row>
        <table:table-row table:style-name="ro2">
          <table:covered-table-cell/>
          <table:table-cell office:value-type="string">
            <text:p>Otro</text:p>
          </table:table-cell>
          <table:table-cell office:value-type="string">
            <text:p>cocina_otro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cocina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table:number-columns-spanned="1" table:number-rows-spanned="3">
            <text:p>Tiene heladera</text:p>
          </table:table-cell>
          <table:table-cell office:value-type="string">
            <text:p>Sí</text:p>
          </table:table-cell>
          <table:table-cell office:value-type="string">
            <text:p>heladera_si</text:p>
          </table:table-cell>
        </table:table-row>
        <table:table-row table:style-name="ro2">
          <table:covered-table-cell/>
          <table:table-cell office:value-type="string">
            <text:p>No</text:p>
          </table:table-cell>
          <table:table-cell office:value-type="string">
            <text:p>heladera_no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heladera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table:number-columns-spanned="1" table:number-rows-spanned="3">
            <text:p>Tiene PC</text:p>
          </table:table-cell>
          <table:table-cell office:value-type="string">
            <text:p>Sí</text:p>
          </table:table-cell>
          <table:table-cell office:value-type="string">
            <text:p>pc_si</text:p>
          </table:table-cell>
        </table:table-row>
        <table:table-row table:style-name="ro2">
          <table:covered-table-cell/>
          <table:table-cell office:value-type="string">
            <text:p>No</text:p>
          </table:table-cell>
          <table:table-cell office:value-type="string">
            <text:p>pc_no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pc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table:number-columns-spanned="1" table:number-rows-spanned="3">
            <text:p>Tiene teléfono de celular</text:p>
          </table:table-cell>
          <table:table-cell office:value-type="string">
            <text:p>Sí</text:p>
          </table:table-cell>
          <table:table-cell office:value-type="string">
            <text:p>celular_si</text:p>
          </table:table-cell>
        </table:table-row>
        <table:table-row table:style-name="ro2">
          <table:covered-table-cell/>
          <table:table-cell office:value-type="string">
            <text:p>No</text:p>
          </table:table-cell>
          <table:table-cell office:value-type="string">
            <text:p>celular_no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celular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table:number-columns-spanned="1" table:number-rows-spanned="3">
            <text:p>Tiene teléfono de linea</text:p>
          </table:table-cell>
          <table:table-cell office:value-type="string">
            <text:p>Sí</text:p>
          </table:table-cell>
          <table:table-cell office:value-type="string">
            <text:p>telefono_linea_si</text:p>
          </table:table-cell>
        </table:table-row>
        <table:table-row table:style-name="ro2">
          <table:covered-table-cell/>
          <table:table-cell office:value-type="string">
            <text:p>No</text:p>
          </table:table-cell>
          <table:table-cell office:value-type="string">
            <text:p>telefono_linea_no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telefono_linea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table:number-columns-spanned="1" table:number-rows-spanned="3">
            <text:p>Alguna condición de NBI</text:p>
          </table:table-cell>
          <table:table-cell office:value-type="string">
            <text:p>Hogares sin NBI</text:p>
          </table:table-cell>
          <table:table-cell office:value-type="string">
            <text:p>nbi_sin</text:p>
          </table:table-cell>
        </table:table-row>
        <table:table-row table:style-name="ro2">
          <table:covered-table-cell/>
          <table:table-cell office:value-type="string">
            <text:p>Hogares con NBI</text:p>
          </table:table-cell>
          <table:table-cell office:value-type="string">
            <text:p>nbi_con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nbi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table:number-columns-spanned="1" table:number-rows-spanned="7">
            <text:p>Propiedad de la vivienda y del terreno</text:p>
          </table:table-cell>
          <table:table-cell office:value-type="string">
            <text:p>Propietario de la vivienda y del terreno</text:p>
          </table:table-cell>
          <table:table-cell office:value-type="string">
            <text:p>prop_propietario_ambos</text:p>
          </table:table-cell>
        </table:table-row>
        <table:table-row table:style-name="ro2">
          <table:covered-table-cell/>
          <table:table-cell office:value-type="string">
            <text:p>Propietario sólo de la vivienda</text:p>
          </table:table-cell>
          <table:table-cell office:value-type="string">
            <text:p>prop_propietario_vivienda</text:p>
          </table:table-cell>
        </table:table-row>
        <table:table-row table:style-name="ro2">
          <table:covered-table-cell/>
          <table:table-cell office:value-type="string">
            <text:p>Inquilino</text:p>
          </table:table-cell>
          <table:table-cell office:value-type="string">
            <text:p>prop_inquilino</text:p>
          </table:table-cell>
        </table:table-row>
        <table:table-row table:style-name="ro2">
          <table:covered-table-cell/>
          <table:table-cell office:value-type="string">
            <text:p>Ocupante por préstamo</text:p>
          </table:table-cell>
          <table:table-cell office:value-type="string">
            <text:p>prop_a_prestamo</text:p>
          </table:table-cell>
        </table:table-row>
        <table:table-row table:style-name="ro2">
          <table:covered-table-cell/>
          <table:table-cell office:value-type="string">
            <text:p>Ocupante por trabajo</text:p>
          </table:table-cell>
          <table:table-cell office:value-type="string">
            <text:p>prop_por_trabajo</text:p>
          </table:table-cell>
        </table:table-row>
        <table:table-row table:style-name="ro2">
          <table:covered-table-cell/>
          <table:table-cell office:value-type="string">
            <text:p>Otra situación</text:p>
          </table:table-cell>
          <table:table-cell office:value-type="string">
            <text:p>prop_otro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prop_total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3" office:value-type="string" table:number-columns-spanned="1" table:number-rows-spanned="7">
            <text:p>Hacinamiento</text:p>
          </table:table-cell>
          <table:table-cell office:value-type="string">
            <text:p>Hasta <text:s text:c="2"/>0.50 personas por cuarto</text:p>
          </table:table-cell>
          <table:table-cell office:value-type="string">
            <text:p>hacinamiento_050</text:p>
          </table:table-cell>
        </table:table-row>
        <table:table-row table:style-name="ro2">
          <table:covered-table-cell/>
          <table:table-cell office:value-type="string">
            <text:p>0.51 - 0.99 <text:s/>personas por cuarto</text:p>
          </table:table-cell>
          <table:table-cell office:value-type="string">
            <text:p>hacinamiento_051-099</text:p>
          </table:table-cell>
        </table:table-row>
        <table:table-row table:style-name="ro2">
          <table:covered-table-cell/>
          <table:table-cell office:value-type="string">
            <text:p>1.00 - 1.49 <text:s/>personas por cuarto</text:p>
          </table:table-cell>
          <table:table-cell office:value-type="string">
            <text:p>hacinamiento_100-149</text:p>
          </table:table-cell>
        </table:table-row>
        <table:table-row table:style-name="ro2">
          <table:covered-table-cell/>
          <table:table-cell office:value-type="string">
            <text:p>1.50 - 1.99 <text:s/>personas por cuarto</text:p>
          </table:table-cell>
          <table:table-cell office:value-type="string">
            <text:p>hacinamiento_150-199</text:p>
          </table:table-cell>
        </table:table-row>
        <table:table-row table:style-name="ro2">
          <table:covered-table-cell/>
          <table:table-cell office:value-type="string">
            <text:p>2.00 - 3.00 <text:s/>personas por cuarto</text:p>
          </table:table-cell>
          <table:table-cell office:value-type="string">
            <text:p>hacinamiento_200-300</text:p>
          </table:table-cell>
        </table:table-row>
        <table:table-row table:style-name="ro2">
          <table:covered-table-cell/>
          <table:table-cell office:value-type="string">
            <text:p>Más de 3.00 personas por cuarto</text:p>
          </table:table-cell>
          <table:table-cell office:value-type="string">
            <text:p>hacinamiento_mas-300</text:p>
          </table:table-cell>
        </table:table-row>
        <table:table-row table:style-name="ro2">
          <table:covered-table-cell/>
          <table:table-cell office:value-type="string">
            <text:p>Total</text:p>
          </table:table-cell>
          <table:table-cell office:value-type="string">
            <text:p>hacinamiento_total</text:p>
          </table:table-cell>
        </table:table-row>
        <table:table-row table:style-name="ro2" table:number-rows-repeated="1048436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s" fo:country="A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9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01">00/00/0000</text:date>, <text:time style:data-style-name="N2" text:time-value="0000-00-00T20:34:0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01T15:57:28.54</meta:creation-date>
    <dc:date>2013-08-01T22:23:21</dc:date>
    <meta:editing-duration>PT46M3S</meta:editing-duration>
    <meta:editing-cycles>4</meta:editing-cycles>
    <meta:generator>LibreOffice/4.0.2.2$Linux_X86_64 LibreOffice_project/400m0$Build-2</meta:generator>
    <dc:creator>sas </dc:creator>
    <meta:document-statistic meta:table-count="1" meta:cell-count="257" meta:object-count="0"/>
  </office:meta>
</office:document-meta>
</file>